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4.0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00cc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107">
      <style:table-cell-properties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ce1" office:value-type="string">
            <text:p>Fonction</text:p>
          </table:table-cell>
          <table:table-cell table:style-name="ce1" office:value-type="string">
            <text:p>Solution techno</text:p>
          </table:table-cell>
          <table:table-cell table:style-name="ce1" office:value-type="string">
            <text:p>Choix possible</text:p>
          </table:table-cell>
          <table:table-cell table:style-name="ce1" office:value-type="string">
            <text:p>Avantages</text:p>
          </table:table-cell>
          <table:table-cell table:style-name="ce1" office:value-type="string">
            <text:p>Prix</text:p>
          </table:table-cell>
          <table:table-cell table:style-name="ce1" office:value-type="string">
            <text:p>Lien</text:p>
          </table:table-cell>
        </table:table-row>
        <table:table-row table:style-name="ro2">
          <table:table-cell table:number-columns-repeated="2"/>
          <table:table-cell office:value-type="string">
            <text:p>Propulsion à hélice</text:p>
          </table:table-cell>
          <table:table-cell office:value-type="string">
            <text:p>Hélices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Moteurs de Puissance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Direction des roues</text:p>
          </table:table-cell>
          <table:table-cell office:value-type="string">
            <text:p>Servomoteur</text:p>
          </table:table-cell>
          <table:table-cell table:style-name="ce4" office:value-type="string">
            <text:p>Servo moteur nano</text:p>
          </table:table-cell>
          <table:table-cell office:value-type="string">
            <text:p>Moins cher</text:p>
          </table:table-cell>
          <table:table-cell table:style-name="ce7" office:value-type="currency" office:currency="EUR" office:value="3.5">
            <text:p>3,50 €</text:p>
          </table:table-cell>
          <table:table-cell office:value-type="string">
            <text:p>http://letmeknow.fr/shop/moteur/30-servo-moteur-nano-4894479459935.html</text:p>
          </table:table-cell>
        </table:table-row>
        <table:table-row table:style-name="ro2">
          <table:table-cell table:number-columns-repeated="4"/>
          <table:table-cell office:value-type="string">
            <text:p>Servo moteur micro</text:p>
          </table:table-cell>
          <table:table-cell office:value-type="string">
            <text:p>?</text:p>
          </table:table-cell>
          <table:table-cell office:value-type="string">
            <text:p>6,84 $</text:p>
          </table:table-cell>
          <table:table-cell office:value-type="string">
            <text:p>http://www.robotshop.com/ca/fr/servomoteur-micro-9g-rotation-continue.html</text:p>
          </table:table-cell>
        </table:table-row>
        <table:table-row table:style-name="ro2">
          <table:table-cell table:number-columns-repeated="3"/>
          <table:table-cell office:value-type="string">
            <text:p>Essieu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Roues</text:p>
          </table:table-cell>
          <table:table-cell table:style-name="ce4" office:value-type="string">
            <text:p>Roue économique R21</text:p>
          </table:table-cell>
          <table:table-cell office:value-type="string">
            <text:p>Pas cher</text:p>
          </table:table-cell>
          <table:table-cell table:style-name="ce7" office:value-type="currency" office:currency="EUR" office:value="0.3">
            <text:p>0,30 €</text:p>
          </table:table-cell>
          <table:table-cell office:value-type="string">
            <text:p>http://www.gotronic.fr/art-roue-economique-r21-11600.ht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adre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Autonomie</text:p>
          </table:table-cell>
          <table:table-cell office:value-type="string">
            <text:p>Batterie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ommunication</text:p>
          </table:table-cell>
          <table:table-cell office:value-type="string">
            <text:p>Wi-Fi</text:p>
          </table:table-cell>
          <table:table-cell table:style-name="ce4" office:value-type="string">
            <text:p>Clé USB</text:p>
          </table:table-cell>
          <table:table-cell office:value-type="string">
            <text:p>Plus simple</text:p>
          </table:table-cell>
          <table:table-cell office:value-type="float" office:value="13.3">
            <text:p>13,3</text:p>
          </table:table-cell>
          <table:table-cell office:value-type="string">
            <text:p>http://www.gotronic.fr/art-module-usb-wifi-pour-raspberry-19662.htm</text:p>
          </table:table-cell>
        </table:table-row>
        <table:table-row table:style-name="ro2">
          <table:table-cell table:number-columns-repeated="2"/>
          <table:table-cell table:style-name="ce3" table:number-columns-repeated="2"/>
          <table:table-cell table:style-name="ce5" office:value-type="string">
            <text:p>Module Wi-Fi Externe</text:p>
          </table:table-cell>
          <table:table-cell table:style-name="ce3"/>
          <table:table-cell table:style-name="ce5" office:value-type="float" office:value="7.9">
            <text:p>7,9</text:p>
          </table:table-cell>
          <table:table-cell table:style-name="ce5" office:value-type="string">
            <text:p>http://www.gotronic.fr/art-emetteur-recepteur-wifi-317060016-23672.htm</text:p>
          </table:table-cell>
        </table:table-row>
        <table:table-row table:style-name="ro2">
          <table:table-cell table:number-columns-repeated="2"/>
          <table:table-cell office:value-type="string">
            <text:p>Calculs et traitement</text:p>
          </table:table-cell>
          <table:table-cell office:value-type="string">
            <text:p>Carte électronique</text:p>
          </table:table-cell>
          <table:table-cell office:value-type="string">
            <text:p>Seeduino ArchPro</text:p>
          </table:table-cell>
          <table:table-cell table:number-columns-repeated="2"/>
          <table:table-cell office:value-type="string">
            <text:p>http://www.gotronic.fr/art-carte-seeeduino-arch-102080001-20623.htm</text:p>
          </table:table-cell>
        </table:table-row>
        <table:table-row table:style-name="ro2">
          <table:table-cell table:number-columns-repeated="4"/>
          <table:table-cell table:style-name="ce4" office:value-type="string">
            <text:p>RaspBerryPi2</text:p>
          </table:table-cell>
          <table:table-cell office:value-type="string">
            <text:p>OS</text:p>
          </table:table-cell>
          <table:table-cell table:style-name="ce7" office:value-type="currency" office:currency="EUR" office:value="29.58">
            <text:p>29,58 €</text:p>
          </table:table-cell>
          <table:table-cell office:value-type="string">
            <text:p>http://fr.rs-online.com/web/p/kits-de-developpement-pour-processeurs-et-microcontroleurs/8326274/?searchTerm=832-6274</text:p>
          </table:table-cell>
        </table:table-row>
        <table:table-row table:style-name="ro2">
          <table:table-cell table:number-columns-repeated="2"/>
          <table:table-cell office:value-type="string">
            <text:p>Detection de la position</text:p>
          </table:table-cell>
          <table:table-cell office:value-type="string">
            <text:p>Accéléromètre</text:p>
          </table:table-cell>
          <table:table-cell office:value-type="string">
            <text:p>Accéléro Analogique</text:p>
          </table:table-cell>
          <table:table-cell/>
          <table:table-cell office:value-type="float" office:value="12.95">
            <text:p>12,95</text:p>
          </table:table-cell>
          <table:table-cell office:value-type="string">
            <text:p>http://www.gotronic.fr/art-module-accelerometre-101020051-18956.htm</text:p>
          </table:table-cell>
        </table:table-row>
        <table:table-row table:style-name="ro2">
          <table:table-cell table:number-columns-repeated="2"/>
          <table:table-cell table:style-name="ce3" table:number-columns-repeated="2"/>
          <table:table-cell table:style-name="ce6" office:value-type="string">
            <text:p>Accéléro I2C</text:p>
          </table:table-cell>
          <table:table-cell table:style-name="ce3"/>
          <table:table-cell table:style-name="ce5" office:value-type="float" office:value="8.5">
            <text:p>8,5</text:p>
          </table:table-cell>
          <table:table-cell table:style-name="ce5" office:value-type="string">
            <text:p>http://www.gotronic.fr/art-module-accelerometre-3-axes-sen0032-20607.ht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6"/>
          <table:table-cell table:style-name="ce7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6"/>
          <table:table-cell table:style-name="ce7"/>
          <table:table-cell/>
        </table:table-row>
        <table:table-row table:style-name="ro2"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9/02/2016</text:date>, <text:time>21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Dottel</meta:initial-creator>
    <meta:creation-date>2016-02-09T13:58:40.97</meta:creation-date>
    <dc:date>2016-02-09T21:19:09.69</dc:date>
    <dc:creator>Gael Dottel</dc:creator>
    <meta:editing-duration>PT4H34M52S</meta:editing-duration>
    <meta:editing-cycles>12</meta:editing-cycles>
    <meta:generator>OpenOffice/4.1.1$Win32 OpenOffice.org_project/411m6$Build-9775</meta:generator>
    <meta:document-statistic meta:table-count="3" meta:cell-count="53" meta:object-count="0"/>
  </office:meta>
</office:document-meta>
</file>